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fo:text-align="start" style:justify-single-word="false" fo:text-indent="0cm" style:auto-text-indent="false"/>
    </style:style>
    <style:style style:name="P2" style:family="paragraph" style:parent-style-name="Text_20_body">
      <style:paragraph-properties fo:margin-top="0cm" fo:margin-bottom="0cm"/>
    </style:style>
    <style:style style:name="P3" style:family="paragraph" style:parent-style-name="Standard">
      <style:paragraph-properties fo:text-align="center" style:justify-single-word="false"/>
      <style:text-properties fo:font-size="15pt" style:font-size-asian="15pt" style:font-size-complex="15pt"/>
    </style:style>
    <style:style style:name="T1" style:family="text">
      <style:text-properties fo:color="#000000"/>
    </style:style>
    <style:style style:name="T2" style:family="text">
      <style:text-properties fo:color="#000000" style:font-name="Arial1" fo:font-size="9pt"/>
    </style:style>
    <style:style style:name="T3" style:family="text">
      <style:text-properties fo:color="#000000" style:font-name="Arial1" fo:font-size="9pt" fo:font-weight="bold"/>
    </style:style>
    <style:style style:name="T4"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nvironmental Systems – Dynamic Systems, Simulation and Modelling</text:p>
      <text:p text:style-name="P3"/>
      <text:p text:style-name="P3">A. Schupp, J. Schwalb &amp; Schönberg, A.</text:p>
      <text:p text:style-name="Standard"/>
      <text:p text:style-name="Standard">1. Introduction</text:p>
      <text:p text:style-name="Standard"/>
      <text:p text:style-name="Standard">The method of Dynamic Systems was developed by Jay W. Forrester in the late 1950's and is a appropriate way to analyse and model the dynamics of Ecosystems (<text:span text:style-name="T4">Awrejcewicz et al</text:span> 2015, P.267). Ecosystems are complex, dynamical, non-linear and multilevel system with many feedbacks due to the co-operation of positve and negativ loops (<text:span text:style-name="T4">Awrejcewicz et al</text:span> 2015, P.267). We will use the open access Software VENSIM to simulate the effects of a bioinvasion in an stabel hunter prey system. (Venata Systems Inc 2015: VENSIM).</text:p>
      <text:p text:style-name="Standard"/>
      <text:p text:style-name="Standard">2. Model scenario „invasiv species“</text:p>
      <text:p text:style-name="Standard"/>
      <text:p text:style-name="Standard">Since the increasing transport and exchange due to the gloabisation (Perrings et al. 2005, p.212) ecosystems are trentend by invasiv species (Meyerson &amp; Mooney 2007, p. 199). If a foreign species reaches a new ecosystem there is a chance that it can establish (e.g. a niche). A successful reproduction can lead to an invasion of the native ecosystem with probably risk of displacement to the native species. (Nentwig 2010, p.16ff). An actual example for europe is the asian ladybrid wich tends to displace the foeign european lady bir due to a higher reproduction rate (quelle). The following model simulates both species eating on greenfly with differenz advantages in eating and production rate for the invasiv asian ladybird.</text:p>
      <text:p text:style-name="Standard"/>
      <text:p text:style-name="Standard">3. Model capability</text:p>
      <text:p text:style-name="Standard"/>
      <text:p text:style-name="Standard"/>
      <text:p text:style-name="Standard"/>
      <text:p text:style-name="Standard"/>
      <text:p text:style-name="Standard">4. Discussion</text:p>
      <text:p text:style-name="Standard">The model is capabel of simulating the direct effect of food competition between the two species.</text:p>
      <text:p text:style-name="Standard">The adeption of harmonia</text:p>
      <text:p text:style-name="Standard">the model can show the direct effect of food competition but doesnt use further naturla fact wich can be found in the realiy. It only uses the increased reproduction rate to simlulate the nahrungkonkurenz but in realyity the asian ladybird is further more agressiv like eating up the european ones. Further it is able to use a bioligcal emzime to nutrelaise the european konkurent.</text:p>
      <text:p text:style-name="Standard"/>
      <text:p text:style-name="Standard"/>
      <text:p text:style-name="Standard"/>
      <text:p text:style-name="Standard">5. lit</text:p>
      <text:p text:style-name="Standard"/>
      <text:p text:style-name="P2">Awrejcewicz, J., Kazmierczak, M., Mrozowski, J. &amp; P. Olejnik (2015): Dynamical Systems – Mathematical and Numerical Approaches.</text:p>
      <text:p text:style-name="Standard"/>
      <text:p text:style-name="Standard"/>
      <text:p text:style-name="P1"><text:span text:style-name="T3">Nentwig, N. (2010): </text:span><text:span text:style-name="T2">Invasive Arten. Göttingen. </text:span></text:p>
      <text:p text:style-name="P1"><text:span text:style-name="T3">Meyerson, L.A. &amp; Mooney, H.A. (2007):</text:span><text:span text:style-name="T1"> </text:span><text:span text:style-name="T2">Invasive alien</text:span><text:span text:style-name="T1"> </text:span><text:span text:style-name="T2">species</text:span><text:span text:style-name="T1"> </text:span><text:span text:style-name="T2">in an era</text:span><text:span text:style-name="T1"> </text:span><text:span text:style-name="T2">of</text:span><text:span text:style-name="T1"> </text:span><text:span text:style-name="T2">globalization. Frontiers in Ecology and</text:span><text:span text:style-name="T1"> </text:span><text:span text:style-name="T2">the</text:span><text:span text:style-name="T1"> </text:span><text:span text:style-name="T2">Environment, 5, 199–208. </text:span></text:p>
      <text:p text:style-name="Standard"><text:span text:style-name="T3">Perrings, C., Dehnen-Schmutz, K., Touza, J. &amp; Williamson, M. (2005) </text:span><text:span text:style-name="T2">How</text:span><text:span text:style-name="T1"> </text:span><text:span text:style-name="T2">to</text:span><text:span text:style-name="T1"> </text:span><text:span text:style-name="T2">manage biological</text:span><text:span text:style-name="T1"> </text:span><text:span text:style-name="T2">invasions</text:span><text:span text:style-name="T1"> </text:span><text:span text:style-name="T2">under</text:span><text:span text:style-name="T1"> </text:span><text:span text:style-name="T2">globalization. Trends in Ecology &amp; Evolution, 20, 212–215. <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8-29T12:14:49.41</meta:creation-date>
    <dc:date>2019-08-29T19:49:48.11</dc:date>
    <meta:editing-duration>PT3H33M37S</meta:editing-duration>
    <meta:editing-cycles>2</meta:editing-cycles>
    <meta:generator>OpenOffice/4.1.3$Win32 OpenOffice.org_project/413m1$Build-9783</meta:generator>
    <meta:document-statistic meta:table-count="0" meta:image-count="0" meta:object-count="0" meta:page-count="1" meta:paragraph-count="16" meta:word-count="383" meta:character-count="2421"/>
  </office:meta>
</office:document-meta>
</file>